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use-window-font-color="true" style:font-name="Times-Roman" fo:font-size="16pt" fo:font-style="normal" fo:background-color="transparent" style:font-name-asian="Times-Roman" style:font-size-asian="16pt" style:font-style-asian="normal" style:font-name-complex="Times-Roman" style:font-size-complex="16pt" style:font-style-complex="normal"/>
    </style:style>
    <style:style style:name="P2" style:family="paragraph" style:parent-style-name="Standard" style:list-style-name="L1">
      <style:paragraph-properties style:text-autospace="none"/>
    </style:style>
    <style:style style:name="P3" style:family="paragraph" style:parent-style-name="Standard" style:list-style-name="L1">
      <style:paragraph-properties style:text-autospace="none"/>
      <style:text-properties style:use-window-font-color="true" style:font-name="Times-Roman" fo:font-size="16pt" fo:font-style="normal" fo:background-color="transparent" style:font-name-asian="Times-Roman" style:font-size-asian="16pt" style:font-style-asian="normal" style:font-name-complex="Times-Roman" style:font-size-complex="16pt" style:font-style-complex="normal"/>
    </style:style>
    <style:style style:name="P4" style:family="paragraph" style:parent-style-name="Standard" style:list-style-name="L1">
      <style:paragraph-properties style:text-autospace="none"/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P5" style:family="paragraph" style:parent-style-name="Standard" style:list-style-name="L1">
      <style:paragraph-properties style:text-autospace="none"/>
      <style:text-properties style:use-window-font-color="true" style:font-name="Times-Roman" fo:font-size="16pt" style:font-name-asian="Times-Roman" style:font-size-asian="16pt" style:font-name-complex="Times-Roman" style:font-size-complex="16pt"/>
    </style:style>
    <style:style style:name="P6" style:family="paragraph" style:parent-style-name="Standard" style:list-style-name="L1">
      <style:paragraph-properties style:text-autospace="none"/>
      <style:text-properties style:use-window-font-color="true" style:font-name="Times-Roman" fo:font-size="16pt" fo:background-color="#ffff00" style:font-name-asian="Times-Roman" style:font-size-asian="16pt" style:font-name-complex="Times-Roman" style:font-size-complex="16pt"/>
    </style:style>
    <style:style style:name="P7" style:family="paragraph" style:parent-style-name="Standard" style:list-style-name="L1">
      <style:paragraph-properties style:text-autospace="none"/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P8" style:family="paragraph" style:parent-style-name="Standard" style:list-style-name="L1">
      <style:paragraph-properties style:text-autospace="none"/>
      <style:text-properties style:use-window-font-color="true" style:font-name="Times-Roman" fo:font-size="16pt" fo:font-weight="normal" fo:background-color="#ffff00" style:font-name-asian="Times-Roman" style:font-size-asian="16pt" style:font-weight-asian="normal" style:font-name-complex="Times-Roman" style:font-size-complex="16pt" style:font-weight-complex="normal"/>
    </style:style>
    <style:style style:name="T1" style:family="text">
      <style:text-properties style:use-window-font-color="true" style:font-name="Times-Roman" fo:font-size="16pt" fo:font-weight="normal" style:font-name-asian="Times-Roman" style:font-size-asian="16pt" style:font-weight-asian="normal" style:font-name-complex="Times-Roman" style:font-size-complex="16pt" style:font-weight-complex="normal"/>
    </style:style>
    <style:style style:name="T2" style:family="text">
      <style:text-properties style:use-window-font-color="true" style:font-name="Times-Roman" fo:font-size="16pt" fo:font-style="italic" fo:font-weight="normal" style:font-name-asian="Times-Roman" style:font-size-asian="16pt" style:font-style-asian="italic" style:font-weight-asian="normal" style:font-name-complex="Times-Roman" style:font-size-complex="16pt" style:font-style-complex="italic" style:font-weight-complex="normal"/>
    </style:style>
    <style:style style:name="T3" style:family="text">
      <style:text-properties style:use-window-font-color="true" style:font-name="Times-Roman" fo:font-size="16pt" fo:font-style="normal" fo:font-weight="normal" style:font-name-asian="Times-Roman" style:font-size-asian="16pt" style:font-style-asian="normal" style:font-weight-asian="normal" style:font-name-complex="Times-Roman" style:font-size-complex="16pt" style:font-style-complex="normal" style:font-weight-complex="normal"/>
    </style:style>
    <style:style style:name="T4" style:family="text">
      <style:text-properties fo:color="#ff0000"/>
    </style:style>
    <style:style style:name="T5" style:family="text">
      <style:text-properties fo:background-color="#ffff00"/>
    </style:style>
    <style:style style:name="T6" style:family="text">
      <style:text-properties fo:background-color="#ff00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list xml:id="list1317777391" text:style-name="L1">
        <text:list-item>
          <text:p text:style-name="P3">Generate 3-address intermediate code for EctoScript. Please turnin cscheckin electronic copy of your whole project in a .tar but turnin paper copy only for those modules involved in the code generation.</text:p>
          <text:list>
            <text:list-item>
              <text:p text:style-name="P6">Create abstract data type(s) for lists of 3-address instructions. Define integers for each opcode. Implement operations to create a new list with one instruction, and list concatenation.</text:p>
            </text:list-item>
            <text:list-item>
              <text:p text:style-name="P5"><text:span text:style-name="T5">Define a data type for "memory address". A memory address is a &lt;region,offset&gt; pair, where region is one of GLOBAL, CLASS, PARAMETER, or LOCAL. Offsets start with 0 in each region.</text:span> <text:span text:style-name="T4">Need global inserted / printed</text:span></text:p>
            </text:list-item>
            <text:list-item>
              <text:p text:style-name="P5">Write out "declarations" (pseudocode instructions) for classes and methods. Globals (functions and and variables) should be placed inside a "class foo", where foo was the base name of the source file.</text:p>
            </text:list-item>
            <text:list-item>
              <text:p text:style-name="P6">For each variable in each symbol table, assign it a memory address. Compute offsets assuming everything requires 4 bytes.</text:p>
            </text:list-item>
            <text:list-item>
              <text:p text:style-name="P5"><text:span text:style-name="T6">Compute a synthesized attribute "location" for every expression. Allocate a "temporary variable" out of the LOCAL region for each value computed by an operator or method invocation. </text:span><text:span text:style-name="T4">Huh? Each expression = each gen_tac expression, visitor design pattern equivalent? *temp_var = tac 'result'</text:span></text:p>
            </text:list-item>
            <text:list-item>
              <text:p text:style-name="P5"><text:span text:style-name="T6">Compute a synthesized attribute "code" that builds a link list of 3-address instructions, and a memory address for each expression.</text:span> <text:span text:style-name="T4">See same ?'s as 5</text:span></text:p>
            </text:list-item>
            <text:list-item>
              <text:p text:style-name="P5">Output from this phase should consist of a file containing intermediate code instructions. If the input was foo.g0, the output file should be named foo.gic ("godiva intermediate code").</text:p>
            </text:list-item>
          </text:list>
        </text:list-item>
        <text:list-item>
          <text:p text:style-name="P7">Notes</text:p>
          <text:list>
            <text:list-item>
              <text:p text:style-name="P8">your executable should still be named "ec"</text:p>
            </text:list-item>
            <text:list-item>
              <text:p text:style-name="P7">your program should accept and process an arbitrary number of source filenames on the command line</text:p>
            </text:list-item>
            <text:list-item>
              <text:p text:style-name="P7">take in files with .as extensions and write out corresponding intermediate code in files with a .ic (intermediate code) extension.</text:p>
            </text:list-item>
            <text:list-item>
              <text:p text:style-name="P7">write out the name of the file to standard out when you open it</text:p>
            </text:list-item>
            <text:list-item>
              <text:p text:style-name="P7">do NOT write out the tree, or other debugging information, by default; you may add command line options to print that info if you <text:soft-page-break/>want.</text:p>
            </text:list-item>
          </text:list>
        </text:list-item>
        <text:list-item>
          <text:p text:style-name="P2"><text:span text:style-name="T1">error messages should be written to </text:span><text:span text:style-name="T2">standard error</text:span><text:span text:style-name="T3"> not stdout</text:span></text:p>
        </text:list-item>
        <text:list-item>
          <text:p text:style-name="P4">if ANY file has a lexical error, your process exit status should return -1, for a syntax error -2, for a semantic error -3, and for no errors, return 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-Roman" svg:font-family="Times-Roman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TF_5f_Num_20_2_20_1" style:display-name="RTF_Num 2 1" style:family="text"/>
    <style:style style:name="RTF_5f_Num_20_3_20_1" style:display-name="RTF_Num 3 1" style:family="text"/>
    <style:style style:name="Numbering_20_Symbols" style:display-name="Numbering Symbols" style:family="text"/>
    <style:style style:name="RTF_5f_Num_20_4_20_1" style:display-name="RTF_Num 4 1" style:family="text"/>
    <style:style style:name="RTF_5f_Num_20_5_20_1" style:display-name="RTF_Num 5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lby Blair</meta:initial-creator>
    <meta:creation-date>2011-10-29T14:17:19</meta:creation-date>
    <dc:date>2011-11-27T14:30:34</dc:date>
    <dc:creator>Colby Blair</dc:creator>
    <meta:editing-duration>P5DT12H32M33S</meta:editing-duration>
    <meta:editing-cycles>8</meta:editing-cycles>
    <meta:generator>OpenOffice.org/3.3$Unix OpenOffice.org_project/330m20$Build-9567</meta:generator>
    <meta:document-statistic meta:table-count="0" meta:image-count="0" meta:object-count="0" meta:page-count="2" meta:paragraph-count="16" meta:word-count="378" meta:character-count="2261"/>
  </office:meta>
</office:document-meta>
</file>